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9-2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6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2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4896" calcext:value-type="float">
            <text:p>2.0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75819354839" calcext:value-type="float">
            <text:p>2.3177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16387096774" calcext:value-type="float">
            <text:p>2.540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6192" calcext:value-type="float">
            <text:p>2.4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58967741936" calcext:value-type="float">
            <text:p>2.8375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8424" calcext:value-type="float">
            <text:p>2.8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81793103448" calcext:value-type="float">
            <text:p>2.7868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76593548387" calcext:value-type="float">
            <text:p>2.551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9776" calcext:value-type="float">
            <text:p>2.30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18916129032" calcext:value-type="float">
            <text:p>1.8821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3376" calcext:value-type="float">
            <text:p>1.76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428" calcext:value-type="float">
            <text:p>1.5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88" calcext:value-type="float">
            <text:p>2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9605" calcext:value-type="float">
            <text:p>2.477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21187096774" calcext:value-type="float">
            <text:p>2.9242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7594" calcext:value-type="float">
            <text:p>2.84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02348387097" calcext:value-type="float">
            <text:p>2.4370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45496774194" calcext:value-type="float">
            <text:p>2.042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9552" calcext:value-type="float">
            <text:p>1.82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77651612903" calcext:value-type="float">
            <text:p>1.6777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8564" calcext:value-type="float">
            <text:p>1.56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71741935484" calcext:value-type="float">
            <text:p>1.364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23" calcext:value-type="float">
            <text:p>1.45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692567741935" calcext:value-type="float">
            <text:p>2.09692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52309677419" calcext:value-type="float">
            <text:p>2.5015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86508" calcext:value-type="float">
            <text:p>2.768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26348387097" calcext:value-type="float">
            <text:p>3.214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4844" calcext:value-type="float">
            <text:p>3.29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62967741935" calcext:value-type="float">
            <text:p>3.1576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34787096774" calcext:value-type="float">
            <text:p>2.869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3312" calcext:value-type="float">
            <text:p>2.2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12980645161" calcext:value-type="float">
            <text:p>2.1201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7028" calcext:value-type="float">
            <text:p>1.78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96748387097" calcext:value-type="float">
            <text:p>1.988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62844444444" calcext:value-type="float">
            <text:p>2.79862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74632258065" calcext:value-type="float">
            <text:p>3.2797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30761290323" calcext:value-type="float">
            <text:p>3.481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992" calcext:value-type="float">
            <text:p>3.4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69393548387" calcext:value-type="float">
            <text:p>3.4996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66632" calcext:value-type="float">
            <text:p>3.42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89032258065" calcext:value-type="float">
            <text:p>3.288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27896774194" calcext:value-type="float">
            <text:p>2.920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178" calcext:value-type="float">
            <text:p>2.440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88774193548" calcext:value-type="float">
            <text:p>1.940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6328" calcext:value-type="float">
            <text:p>2.37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3295483871" calcext:value-type="float">
            <text:p>2.366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66742857143" calcext:value-type="float">
            <text:p>2.6186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83896774193" calcext:value-type="float">
            <text:p>2.4478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80929032258" calcext:value-type="float">
            <text:p>2.9478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3808" calcext:value-type="float">
            <text:p>3.14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194451612903" calcext:value-type="float">
            <text:p>3.021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4424" calcext:value-type="float">
            <text:p>2.82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46761290323" calcext:value-type="float">
            <text:p>2.475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55638709677" calcext:value-type="float">
            <text:p>2.669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8016" calcext:value-type="float">
            <text:p>2.6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85212903226" calcext:value-type="float">
            <text:p>2.1598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0016" calcext:value-type="float">
            <text:p>1.9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20477419355" calcext:value-type="float">
            <text:p>1.8842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0844137931" calcext:value-type="float">
            <text:p>2.2650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85419354839" calcext:value-type="float">
            <text:p>1.942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83096774194" calcext:value-type="float">
            <text:p>2.383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5" calcext:value-type="float">
            <text:p>3.1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08980645161" calcext:value-type="float">
            <text:p>3.324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02" calcext:value-type="float">
            <text:p>3.2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46090322581" calcext:value-type="float">
            <text:p>2.7044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85806451613" calcext:value-type="float">
            <text:p>2.440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2992" calcext:value-type="float">
            <text:p>2.41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25651612903" calcext:value-type="float">
            <text:p>2.0892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6848" calcext:value-type="float">
            <text:p>1.77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25316129032" calcext:value-type="float">
            <text:p>2.013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20414285714" calcext:value-type="float">
            <text:p>2.88520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566348387097" calcext:value-type="float">
            <text:p>2.985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19587096774" calcext:value-type="float">
            <text:p>3.1771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0384" calcext:value-type="float">
            <text:p>3.2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73238709677" calcext:value-type="float">
            <text:p>3.315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51088" calcext:value-type="float">
            <text:p>3.3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4815483871" calcext:value-type="float">
            <text:p>3.201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72567741935" calcext:value-type="float">
            <text:p>2.78272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464" calcext:value-type="float">
            <text:p>2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38916129032" calcext:value-type="float">
            <text:p>1.9583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12" calcext:value-type="float">
            <text:p>1.9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50167741936" calcext:value-type="float">
            <text:p>2.1335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64228571428" calcext:value-type="float">
            <text:p>2.308642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98090322581" calcext:value-type="float">
            <text:p>2.2929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32283870968" calcext:value-type="float">
            <text:p>2.5953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3456" calcext:value-type="float">
            <text:p>2.96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85032258064" calcext:value-type="float">
            <text:p>2.9688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2488" calcext:value-type="float">
            <text:p>3.3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06309677419" calcext:value-type="float">
            <text:p>3.0120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64438709677" calcext:value-type="float">
            <text:p>2.992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0272" calcext:value-type="float">
            <text:p>2.40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48516129032" calcext:value-type="float">
            <text:p>2.345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5104" calcext:value-type="float">
            <text:p>2.61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21806451613" calcext:value-type="float">
            <text:p>2.654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28771428571" calcext:value-type="float">
            <text:p>2.8462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23741935484" calcext:value-type="float">
            <text:p>3.2392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37625806452" calcext:value-type="float">
            <text:p>3.6003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9792" calcext:value-type="float">
            <text:p>3.66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013883870968" calcext:value-type="float">
            <text:p>3.790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8124" calcext:value-type="float">
            <text:p>3.883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40541935484" calcext:value-type="float">
            <text:p>3.821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74696774193" calcext:value-type="float">
            <text:p>3.61674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9144" calcext:value-type="float">
            <text:p>3.17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30683870968" calcext:value-type="float">
            <text:p>2.8483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89834482759" calcext:value-type="float">
            <text:p>1.97189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25462068966" calcext:value-type="float">
            <text:p>1.94525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812309677419" calcext:value-type="float">
            <text:p>1.9681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35974193548" calcext:value-type="float">
            <text:p>1.9073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4608" calcext:value-type="float">
            <text:p>2.89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59483870968" calcext:value-type="float">
            <text:p>3.247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1408" calcext:value-type="float">
            <text:p>3.2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30451612903" calcext:value-type="float">
            <text:p>2.854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37458064516" calcext:value-type="float">
            <text:p>2.4193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5432" calcext:value-type="float">
            <text:p>1.8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27432258065" calcext:value-type="float">
            <text:p>1.0272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6984" calcext:value-type="float">
            <text:p>1.9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65187096774" calcext:value-type="float">
            <text:p>2.253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97538461538" calcext:value-type="float">
            <text:p>2.93897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36180645161" calcext:value-type="float">
            <text:p>3.214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49006451613" calcext:value-type="float">
            <text:p>3.306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7164" calcext:value-type="float">
            <text:p>3.496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57367741935" calcext:value-type="float">
            <text:p>3.4715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3424" calcext:value-type="float">
            <text:p>3.4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49703225806" calcext:value-type="float">
            <text:p>3.288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9104516129" calcext:value-type="float">
            <text:p>2.982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8664" calcext:value-type="float">
            <text:p>2.41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86761290323" calcext:value-type="float">
            <text:p>1.865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6736" calcext:value-type="float">
            <text:p>1.78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19664516129" calcext:value-type="float">
            <text:p>1.905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82914285714" calcext:value-type="float">
            <text:p>1.7898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16412903226" calcext:value-type="float">
            <text:p>1.9891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18529032258" calcext:value-type="float">
            <text:p>2.146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17371428571" calcext:value-type="float">
            <text:p>3.0771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6984516129" calcext:value-type="float">
            <text:p>2.8106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83458064516" calcext:value-type="float">
            <text:p>2.670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5128" calcext:value-type="float">
            <text:p>2.2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68180645161" calcext:value-type="float">
            <text:p>1.9646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492" calcext:value-type="float">
            <text:p>2.4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9904516129" calcext:value-type="float">
            <text:p>2.479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18628571429" calcext:value-type="float">
            <text:p>2.4701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83938461538" calcext:value-type="float">
            <text:p>2.99383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31896774194" calcext:value-type="float">
            <text:p>3.2403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5424" calcext:value-type="float">
            <text:p>3.37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83406451613" calcext:value-type="float">
            <text:p>3.3918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9764" calcext:value-type="float">
            <text:p>3.290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734658064516" calcext:value-type="float">
            <text:p>2.957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36283870968" calcext:value-type="float">
            <text:p>2.534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7656" calcext:value-type="float">
            <text:p>2.13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08704516129" calcext:value-type="float">
            <text:p>1.900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6056" calcext:value-type="float">
            <text:p>1.23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99070967742" calcext:value-type="float">
            <text:p>1.5479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20662068966" calcext:value-type="float">
            <text:p>1.94220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79896774194" calcext:value-type="float">
            <text:p>2.127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37832258064" calcext:value-type="float">
            <text:p>2.2403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9176" calcext:value-type="float">
            <text:p>2.8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08593548387" calcext:value-type="float">
            <text:p>3.207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7896" calcext:value-type="float">
            <text:p>3.3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83329032258" calcext:value-type="float">
            <text:p>3.139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03819354839" calcext:value-type="float">
            <text:p>2.6530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3088" calcext:value-type="float">
            <text:p>2.6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72412903226" calcext:value-type="float">
            <text:p>2.2787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7584" calcext:value-type="float">
            <text:p>2.05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94606451613" calcext:value-type="float">
            <text:p>2.001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28355555556" calcext:value-type="float">
            <text:p>1.83128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18580645161" calcext:value-type="float">
            <text:p>1.425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34193548387" calcext:value-type="float">
            <text:p>1.826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2296" calcext:value-type="float">
            <text:p>2.04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14967741935" calcext:value-type="float">
            <text:p>2.3651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1144" calcext:value-type="float">
            <text:p>2.99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8415483871" calcext:value-type="float">
            <text:p>3.033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72516129032" calcext:value-type="float">
            <text:p>2.741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1424" calcext:value-type="float">
            <text:p>2.46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04774193548" calcext:value-type="float">
            <text:p>2.078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9504" calcext:value-type="float">
            <text:p>2.44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53019354839" calcext:value-type="float">
            <text:p>2.3985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28742857143" calcext:value-type="float">
            <text:p>2.6262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67612903226" calcext:value-type="float">
            <text:p>3.0376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93083870968" calcext:value-type="float">
            <text:p>3.268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252" calcext:value-type="float">
            <text:p>3.28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32825806452" calcext:value-type="float">
            <text:p>3.216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9408" calcext:value-type="float">
            <text:p>3.1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88541935484" calcext:value-type="float">
            <text:p>3.089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24206451613" calcext:value-type="float">
            <text:p>2.846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5552" calcext:value-type="float">
            <text:p>2.6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8032" calcext:value-type="float">
            <text:p>2.0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33341935484" calcext:value-type="float">
            <text:p>2.102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38311111111" calcext:value-type="float">
            <text:p>1.80938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497107692308" calcext:value-type="float">
            <text:p>1.61497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30425806452" calcext:value-type="float">
            <text:p>2.262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1304" calcext:value-type="float">
            <text:p>2.7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311251612903" calcext:value-type="float">
            <text:p>3.2231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0536" calcext:value-type="float">
            <text:p>3.1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57496774194" calcext:value-type="float">
            <text:p>3.0025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33238709677" calcext:value-type="float">
            <text:p>2.7823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7952" calcext:value-type="float">
            <text:p>2.45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01290322581" calcext:value-type="float">
            <text:p>2.168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57152" calcext:value-type="float">
            <text:p>2.4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45574193548" calcext:value-type="float">
            <text:p>2.294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97986206896" calcext:value-type="float">
            <text:p>2.22997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01083870968" calcext:value-type="float">
            <text:p>2.385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51651612903" calcext:value-type="float">
            <text:p>2.6455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32" calcext:value-type="float">
            <text:p>2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58451612903" calcext:value-type="float">
            <text:p>2.808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2016" calcext:value-type="float">
            <text:p>2.70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64490322581" calcext:value-type="float">
            <text:p>2.6526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63329032258" calcext:value-type="float">
            <text:p>2.3016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44792" calcext:value-type="float">
            <text:p>1.95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36206451613" calcext:value-type="float">
            <text:p>1.901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60464" calcext:value-type="float">
            <text:p>1.94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52413793104" calcext:value-type="float">
            <text:p>1.80252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75057142857" calcext:value-type="float">
            <text:p>1.86875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69729032258" calcext:value-type="float">
            <text:p>2.0516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44877419355" calcext:value-type="float">
            <text:p>2.312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4184" calcext:value-type="float">
            <text:p>2.5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45393548387" calcext:value-type="float">
            <text:p>2.722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9848" calcext:value-type="float">
            <text:p>3.02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56709677419" calcext:value-type="float">
            <text:p>2.8535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87870967742" calcext:value-type="float">
            <text:p>2.556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4224516129" calcext:value-type="float">
            <text:p>1.745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5056" calcext:value-type="float">
            <text:p>1.70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21006451613" calcext:value-type="float">
            <text:p>1.828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22257142857" calcext:value-type="float">
            <text:p>1.8352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25083870968" calcext:value-type="float">
            <text:p>2.0192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37006451613" calcext:value-type="float">
            <text:p>1.9653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6864" calcext:value-type="float">
            <text:p>3.00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06296774193" calcext:value-type="float">
            <text:p>3.09706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7064" calcext:value-type="float">
            <text:p>3.2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02993548387" calcext:value-type="float">
            <text:p>3.1400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45729032258" calcext:value-type="float">
            <text:p>3.1794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8432" calcext:value-type="float">
            <text:p>2.96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58116129032" calcext:value-type="float">
            <text:p>2.7325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11256" calcext:value-type="float">
            <text:p>2.35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66864516129" calcext:value-type="float">
            <text:p>2.252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482771428571" calcext:value-type="float">
            <text:p>2.59482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21006451613" calcext:value-type="float">
            <text:p>2.971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648" calcext:value-type="float">
            <text:p>3.0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5864" calcext:value-type="float">
            <text:p>3.21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27664516129" calcext:value-type="float">
            <text:p>3.3072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0856" calcext:value-type="float">
            <text:p>3.30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72929032258" calcext:value-type="float">
            <text:p>3.0697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232" calcext:value-type="float">
            <text:p>2.3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47406451613" calcext:value-type="float">
            <text:p>2.416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928" calcext:value-type="float">
            <text:p>2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04232258064" calcext:value-type="float">
            <text:p>2.21904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62565517241" calcext:value-type="float">
            <text:p>2.60162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30761290323" calcext:value-type="float">
            <text:p>2.719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71741935484" calcext:value-type="float">
            <text:p>3.269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3064" calcext:value-type="float">
            <text:p>3.3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996" calcext:value-type="float">
            <text:p>3.3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57135483871" calcext:value-type="float">
            <text:p>3.096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00464516129" calcext:value-type="float">
            <text:p>2.655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7656" calcext:value-type="float">
            <text:p>2.3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00825806452" calcext:value-type="float">
            <text:p>2.1800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2168" calcext:value-type="float">
            <text:p>1.83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97909677419" calcext:value-type="float">
            <text:p>1.958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67828571429" calcext:value-type="float">
            <text:p>1.8346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03690322581" calcext:value-type="float">
            <text:p>1.979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03127272727" calcext:value-type="float">
            <text:p>2.36303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3544" calcext:value-type="float">
            <text:p>2.50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56593548387" calcext:value-type="float">
            <text:p>2.475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0488" calcext:value-type="float">
            <text:p>2.77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89651612903" calcext:value-type="float">
            <text:p>2.256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19870967742" calcext:value-type="float">
            <text:p>2.4501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8824" calcext:value-type="float">
            <text:p>1.90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50787096774" calcext:value-type="float">
            <text:p>1.863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5656" calcext:value-type="float">
            <text:p>2.18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71122580645" calcext:value-type="float">
            <text:p>2.015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092" calcext:value-type="float">
            <text:p>2.00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44685714286" calcext:value-type="float">
            <text:p>2.8314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164" calcext:value-type="float">
            <text:p>2.70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62709677419" calcext:value-type="float">
            <text:p>2.571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33135483871" calcext:value-type="float">
            <text:p>2.319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0008" calcext:value-type="float">
            <text:p>1.88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25858064516" calcext:value-type="float">
            <text:p>1.872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516" calcext:value-type="float">
            <text:p>1.58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66477419355" calcext:value-type="float">
            <text:p>1.373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20742857143" calcext:value-type="float">
            <text:p>1.9862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11122580645" calcext:value-type="float">
            <text:p>2.1681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52728" calcext:value-type="float">
            <text:p>2.66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67432258064" calcext:value-type="float">
            <text:p>3.0846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22658064516" calcext:value-type="float">
            <text:p>3.1402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42993548387" calcext:value-type="float">
            <text:p>2.911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7704" calcext:value-type="float">
            <text:p>2.40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62348387097" calcext:value-type="float">
            <text:p>2.2846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636" calcext:value-type="float">
            <text:p>2.4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36468965517" calcext:value-type="float">
            <text:p>2.7733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40206451613" calcext:value-type="float">
            <text:p>2.983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3295483871" calcext:value-type="float">
            <text:p>3.128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4248" calcext:value-type="float">
            <text:p>3.2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62374193548" calcext:value-type="float">
            <text:p>3.257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19088" calcext:value-type="float">
            <text:p>3.18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30967741935" calcext:value-type="float">
            <text:p>2.8833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68025806452" calcext:value-type="float">
            <text:p>2.6036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7224" calcext:value-type="float">
            <text:p>2.40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10890322581" calcext:value-type="float">
            <text:p>2.174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4536" calcext:value-type="float">
            <text:p>2.43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06709677419" calcext:value-type="float">
            <text:p>2.282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92685714286" calcext:value-type="float">
            <text:p>2.3539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9624" calcext:value-type="float">
            <text:p>2.5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38374193548" calcext:value-type="float">
            <text:p>2.861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1488" calcext:value-type="float">
            <text:p>3.19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8175483871" calcext:value-type="float">
            <text:p>3.222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272" calcext:value-type="float">
            <text:p>3.1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56051612903" calcext:value-type="float">
            <text:p>2.9975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68412903226" calcext:value-type="float">
            <text:p>2.7206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1408" calcext:value-type="float">
            <text:p>2.3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14580645161" calcext:value-type="float">
            <text:p>1.867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6224" calcext:value-type="float">
            <text:p>1.60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25187096774" calcext:value-type="float">
            <text:p>1.720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99742857143" calcext:value-type="float">
            <text:p>1.8299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66812903226" calcext:value-type="float">
            <text:p>2.211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75896774193" calcext:value-type="float">
            <text:p>2.1887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5936" calcext:value-type="float">
            <text:p>2.66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84283870968" calcext:value-type="float">
            <text:p>2.945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8952" calcext:value-type="float">
            <text:p>2.99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3855483871" calcext:value-type="float">
            <text:p>2.814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26812903226" calcext:value-type="float">
            <text:p>2.440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8792" calcext:value-type="float">
            <text:p>1.97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95561290323" calcext:value-type="float">
            <text:p>1.8079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95767741936" calcext:value-type="float">
            <text:p>1.9719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39571428571" calcext:value-type="float">
            <text:p>2.1863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137883870968" calcext:value-type="float">
            <text:p>2.2813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25625806452" calcext:value-type="float">
            <text:p>2.640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0512" calcext:value-type="float">
            <text:p>2.72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23612903226" calcext:value-type="float">
            <text:p>2.9462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5256" calcext:value-type="float">
            <text:p>3.1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93806451613" calcext:value-type="float">
            <text:p>3.0809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51561290323" calcext:value-type="float">
            <text:p>2.859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3536" calcext:value-type="float">
            <text:p>2.65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49651612903" calcext:value-type="float">
            <text:p>2.4854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35464" calcext:value-type="float">
            <text:p>2.26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09961290323" calcext:value-type="float">
            <text:p>2.198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23767741935" calcext:value-type="float">
            <text:p>2.3072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04722580645" calcext:value-type="float">
            <text:p>2.4180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7872" calcext:value-type="float">
            <text:p>2.76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79819354839" calcext:value-type="float">
            <text:p>3.0187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6624" calcext:value-type="float">
            <text:p>2.9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41316129032" calcext:value-type="float">
            <text:p>2.912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97058064516" calcext:value-type="float">
            <text:p>2.615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284" calcext:value-type="float">
            <text:p>2.01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63612903226" calcext:value-type="float">
            <text:p>1.955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9952" calcext:value-type="float">
            <text:p>1.89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83174193548" calcext:value-type="float">
            <text:p>1.8738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49142857143" calcext:value-type="float">
            <text:p>1.5914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31638709677" calcext:value-type="float">
            <text:p>1.5113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48232258064" calcext:value-type="float">
            <text:p>2.31048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1136" calcext:value-type="float">
            <text:p>2.7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39716129032" calcext:value-type="float">
            <text:p>2.7843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028" calcext:value-type="float">
            <text:p>3.01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295122580645" calcext:value-type="float">
            <text:p>2.792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12903225806" calcext:value-type="float">
            <text:p>2.630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7744" calcext:value-type="float">
            <text:p>2.05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67432258065" calcext:value-type="float">
            <text:p>1.5606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4968" calcext:value-type="float">
            <text:p>1.6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61341935484" calcext:value-type="float">
            <text:p>1.6756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42857142857" calcext:value-type="float">
            <text:p>1.5784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62580645161" calcext:value-type="float">
            <text:p>2.659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2" calcext:value-type="float">
            <text:p>2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57866666667" calcext:value-type="float">
            <text:p>2.9365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10116129032" calcext:value-type="float">
            <text:p>3.0831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6456" calcext:value-type="float">
            <text:p>3.08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2384516129" calcext:value-type="float">
            <text:p>2.940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56670967742" calcext:value-type="float">
            <text:p>2.727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3048" calcext:value-type="float">
            <text:p>2.41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86012903226" calcext:value-type="float">
            <text:p>2.2238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9984" calcext:value-type="float">
            <text:p>1.68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00973913044" calcext:value-type="float">
            <text:p>1.751009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28336842105" calcext:value-type="float">
            <text:p>2.668283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29729032258" calcext:value-type="float">
            <text:p>2.661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92077419355" calcext:value-type="float">
            <text:p>2.6599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21024" calcext:value-type="float">
            <text:p>2.90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26090322581" calcext:value-type="float">
            <text:p>3.0092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1928" calcext:value-type="float">
            <text:p>2.9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114683870968" calcext:value-type="float">
            <text:p>2.711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0355" calcext:value-type="float">
            <text:p>2.5700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19885714286" calcext:value-type="float">
            <text:p>2.2441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53703225807" calcext:value-type="float">
            <text:p>2.0845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83714285714" calcext:value-type="float">
            <text:p>1.8538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64180645161" calcext:value-type="float">
            <text:p>2.4066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0175483871" calcext:value-type="float">
            <text:p>2.156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7392" calcext:value-type="float">
            <text:p>2.2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00490322581" calcext:value-type="float">
            <text:p>2.866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7096" calcext:value-type="float">
            <text:p>2.95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64235294118" calcext:value-type="float">
            <text:p>2.80864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708" calcext:value-type="float">
            <text:p>2.2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3544" calcext:value-type="float">
            <text:p>2.12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41496774194" calcext:value-type="float">
            <text:p>1.7224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5856" calcext:value-type="float">
            <text:p>1.7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61935483871" calcext:value-type="float">
            <text:p>1.575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15942857143" calcext:value-type="float">
            <text:p>1.6021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77961290323" calcext:value-type="float">
            <text:p>1.5427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33264516129" calcext:value-type="float">
            <text:p>1.4693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3192" calcext:value-type="float">
            <text:p>1.81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17922580645" calcext:value-type="float">
            <text:p>2.3311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88564705882" calcext:value-type="float">
            <text:p>2.939885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75282758621" calcext:value-type="float">
            <text:p>2.72575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96361290323" calcext:value-type="float">
            <text:p>2.252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5344" calcext:value-type="float">
            <text:p>2.1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25135483871" calcext:value-type="float">
            <text:p>1.679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2024" calcext:value-type="float">
            <text:p>1.67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014" calcext:value-type="float">
            <text:p>1.63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71753846154" calcext:value-type="float">
            <text:p>2.28271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6888" calcext:value-type="float">
            <text:p>2.6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5615483871" calcext:value-type="float">
            <text:p>3.079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7024" calcext:value-type="float">
            <text:p>3.13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47406451613" calcext:value-type="float">
            <text:p>2.797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95612903226" calcext:value-type="float">
            <text:p>2.229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1976" calcext:value-type="float">
            <text:p>1.78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9128" calcext:value-type="float">
            <text:p>1.4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8384" calcext:value-type="float">
            <text:p>1.6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49367741935" calcext:value-type="float">
            <text:p>2.0694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96885714286" calcext:value-type="float">
            <text:p>1.9279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03716129032" calcext:value-type="float">
            <text:p>1.809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80541935484" calcext:value-type="float">
            <text:p>1.6878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42215384615" calcext:value-type="float">
            <text:p>2.49842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0016" calcext:value-type="float">
            <text:p>2.7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5864" calcext:value-type="float">
            <text:p>2.58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97780645161" calcext:value-type="float">
            <text:p>2.808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376103225806" calcext:value-type="float">
            <text:p>2.7337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1888" calcext:value-type="float">
            <text:p>2.62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18838709677" calcext:value-type="float">
            <text:p>2.3921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212" calcext:value-type="float">
            <text:p>2.3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04929032258" calcext:value-type="float">
            <text:p>2.201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166" calcext:value-type="float">
            <text:p>2.090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3024516129" calcext:value-type="float">
            <text:p>2.690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27303225806" calcext:value-type="float">
            <text:p>3.0202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05" calcext:value-type="float">
            <text:p>3.0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01309090909" calcext:value-type="float">
            <text:p>2.84101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11922580645" calcext:value-type="float">
            <text:p>2.613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01187096774" calcext:value-type="float">
            <text:p>2.4670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3728" calcext:value-type="float">
            <text:p>2.57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58632258065" calcext:value-type="float">
            <text:p>2.7615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1912" calcext:value-type="float">
            <text:p>2.95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06890322581" calcext:value-type="float">
            <text:p>2.9970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02685714286" calcext:value-type="float">
            <text:p>3.1540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21419354839" calcext:value-type="float">
            <text:p>3.2992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11303225807" calcext:value-type="float">
            <text:p>3.2641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358" calcext:value-type="float">
            <text:p>3.372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7984" calcext:value-type="float">
            <text:p>3.4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348" calcext:value-type="float">
            <text:p>3.41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55542857143" calcext:value-type="float">
            <text:p>3.2465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124" calcext:value-type="float">
            <text:p>2.8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208" calcext:value-type="float">
            <text:p>2.5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296" calcext:value-type="float">
            <text:p>2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668" calcext:value-type="float">
            <text:p>2.04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096" calcext:value-type="float">
            <text:p>2.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048" calcext:value-type="float">
            <text:p>2.1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939" calcext:value-type="float">
            <text:p>2.559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596" calcext:value-type="float">
            <text:p>2.4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74" calcext:value-type="float">
            <text:p>2.3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392" calcext:value-type="float">
            <text:p>2.1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268" calcext:value-type="float">
            <text:p>1.89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84" calcext:value-type="float">
            <text:p>1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019428571429" calcext:value-type="float">
            <text:p>1.0101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916" calcext:value-type="float">
            <text:p>1.74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764" calcext:value-type="float">
            <text:p>1.79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18" calcext:value-type="float">
            <text:p>1.6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94" calcext:value-type="float">
            <text:p>2.6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54" calcext:value-type="float">
            <text:p>2.9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124" calcext:value-type="float">
            <text:p>2.5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712" calcext:value-type="float">
            <text:p>2.0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20228571429" calcext:value-type="float">
            <text:p>1.8362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42" calcext:value-type="float">
            <text:p>1.58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516" calcext:value-type="float">
            <text:p>2.47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988" calcext:value-type="float">
            <text:p>2.5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968" calcext:value-type="float">
            <text:p>2.9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739" calcext:value-type="float">
            <text:p>2.864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312" calcext:value-type="float">
            <text:p>3.0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648" calcext:value-type="float">
            <text:p>2.6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044" calcext:value-type="float">
            <text:p>2.76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548" calcext:value-type="float">
            <text:p>2.60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4388" calcext:value-type="float">
            <text:p>3.1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228" calcext:value-type="float">
            <text:p>3.09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064" calcext:value-type="float">
            <text:p>3.0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296" calcext:value-type="float">
            <text:p>3.0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756" calcext:value-type="float">
            <text:p>2.74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94" calcext:value-type="float">
            <text:p>2.44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728" calcext:value-type="float">
            <text:p>1.8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62" calcext:value-type="float">
            <text:p>1.9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56685714286" calcext:value-type="float">
            <text:p>2.1405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468" calcext:value-type="float">
            <text:p>1.96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324" calcext:value-type="float">
            <text:p>1.8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18171428571" calcext:value-type="float">
            <text:p>1.9981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684" calcext:value-type="float">
            <text:p>2.4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808" calcext:value-type="float">
            <text:p>2.5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46" calcext:value-type="float">
            <text:p>2.28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052" calcext:value-type="float">
            <text:p>2.44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064" calcext:value-type="float">
            <text:p>2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516" calcext:value-type="float">
            <text:p>1.8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3256" calcext:value-type="float">
            <text:p>1.4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37257142857" calcext:value-type="float">
            <text:p>1.5113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216" calcext:value-type="float">
            <text:p>2.2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564914285714" calcext:value-type="float">
            <text:p>2.6356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788" calcext:value-type="float">
            <text:p>2.7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816" calcext:value-type="float">
            <text:p>2.8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6" calcext:value-type="float">
            <text:p>2.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924" calcext:value-type="float">
            <text:p>2.4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056" calcext:value-type="float">
            <text:p>2.0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316" calcext:value-type="float">
            <text:p>2.1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7744" calcext:value-type="float">
            <text:p>1.5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756" calcext:value-type="float">
            <text:p>1.4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49485714286" calcext:value-type="float">
            <text:p>1.9454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1" calcext:value-type="float">
            <text:p>2.8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828" calcext:value-type="float">
            <text:p>2.94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412" calcext:value-type="float">
            <text:p>2.78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852" calcext:value-type="float">
            <text:p>2.49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768" calcext:value-type="float">
            <text:p>1.6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836" calcext:value-type="float">
            <text:p>1.10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886" calcext:value-type="float">
            <text:p>1.0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18057142857" calcext:value-type="float">
            <text:p>1.4991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876" calcext:value-type="float">
            <text:p>1.54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38742857143" calcext:value-type="float">
            <text:p>1.5213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512" calcext:value-type="float">
            <text:p>1.5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0132" calcext:value-type="float">
            <text:p>2.5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9" calcext:value-type="float">
            <text:p>2.1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348" calcext:value-type="float">
            <text:p>2.4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356" calcext:value-type="float">
            <text:p>2.0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668" calcext:value-type="float">
            <text:p>1.9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65257142857" calcext:value-type="float">
            <text:p>1.8466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7216" calcext:value-type="float">
            <text:p>2.0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40342857143" calcext:value-type="float">
            <text:p>2.4114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532" calcext:value-type="float">
            <text:p>2.7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7368" calcext:value-type="float">
            <text:p>2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964" calcext:value-type="float">
            <text:p>2.3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908" calcext:value-type="float">
            <text:p>2.1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828" calcext:value-type="float">
            <text:p>2.4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588" calcext:value-type="float">
            <text:p>2.2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54742857143" calcext:value-type="float">
            <text:p>2.4205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736" calcext:value-type="float">
            <text:p>2.2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452" calcext:value-type="float">
            <text:p>1.7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9232" calcext:value-type="float">
            <text:p>1.8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037371428571" calcext:value-type="float">
            <text:p>2.0103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608" calcext:value-type="float">
            <text:p>2.3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328" calcext:value-type="float">
            <text:p>2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152" calcext:value-type="float">
            <text:p>2.6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58" calcext:value-type="float">
            <text:p>2.7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092" calcext:value-type="float">
            <text:p>2.1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324" calcext:value-type="float">
            <text:p>1.57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06971428571" calcext:value-type="float">
            <text:p>1.4830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752" calcext:value-type="float">
            <text:p>1.5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268" calcext:value-type="float">
            <text:p>1.7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8128" calcext:value-type="float">
            <text:p>2.1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46971428571" calcext:value-type="float">
            <text:p>2.3974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952" calcext:value-type="float">
            <text:p>2.7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028" calcext:value-type="float">
            <text:p>3.1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628" calcext:value-type="float">
            <text:p>3.1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9" calcext:value-type="float">
            <text:p>2.8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332" calcext:value-type="float">
            <text:p>2.40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56228571428" calcext:value-type="float">
            <text:p>2.049562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356" calcext:value-type="float">
            <text:p>1.57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204" calcext:value-type="float">
            <text:p>1.75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1616" calcext:value-type="float">
            <text:p>1.3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80685714286" calcext:value-type="float">
            <text:p>1.7748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3" calcext:value-type="float">
            <text:p>2.9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5844" calcext:value-type="float">
            <text:p>2.81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216" calcext:value-type="float">
            <text:p>2.6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34" calcext:value-type="float">
            <text:p>2.46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8012" calcext:value-type="float">
            <text:p>2.12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308" calcext:value-type="float">
            <text:p>1.3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292" calcext:value-type="float">
            <text:p>2.46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66" calcext:value-type="float">
            <text:p>2.6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26" calcext:value-type="float">
            <text:p>2.7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116" calcext:value-type="float">
            <text:p>2.4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97828571429" calcext:value-type="float">
            <text:p>2.3299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164" calcext:value-type="float">
            <text:p>2.20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524" calcext:value-type="float">
            <text:p>1.9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504" calcext:value-type="float">
            <text:p>2.2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044" calcext:value-type="float">
            <text:p>1.8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852" calcext:value-type="float">
            <text:p>2.1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384" calcext:value-type="float">
            <text:p>2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944" calcext:value-type="float">
            <text:p>2.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496" calcext:value-type="float">
            <text:p>2.5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604" calcext:value-type="float">
            <text:p>2.80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7132" calcext:value-type="float">
            <text:p>2.70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21142857143" calcext:value-type="float">
            <text:p>2.3992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596" calcext:value-type="float">
            <text:p>1.84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84" calcext:value-type="float">
            <text:p>1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0672" calcext:value-type="float">
            <text:p>1.8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516" calcext:value-type="float">
            <text:p>1.96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788" calcext:value-type="float">
            <text:p>1.85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692" calcext:value-type="float">
            <text:p>1.7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176" calcext:value-type="float">
            <text:p>2.2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916" calcext:value-type="float">
            <text:p>2.2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656" calcext:value-type="float">
            <text:p>2.0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818" calcext:value-type="float">
            <text:p>1.94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924" calcext:value-type="float">
            <text:p>2.8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188" calcext:value-type="float">
            <text:p>2.2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564" calcext:value-type="float">
            <text:p>2.0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12" calcext:value-type="float">
            <text:p>1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208" calcext:value-type="float">
            <text:p>1.9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576" calcext:value-type="float">
            <text:p>2.0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692" calcext:value-type="float">
            <text:p>3.2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528" calcext:value-type="float">
            <text:p>3.2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588" calcext:value-type="float">
            <text:p>3.05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716342857143" calcext:value-type="float">
            <text:p>2.7771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944" calcext:value-type="float">
            <text:p>2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244" calcext:value-type="float">
            <text:p>1.69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288" calcext:value-type="float">
            <text:p>1.7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82" calcext:value-type="float">
            <text:p>3.00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5" calcext:value-type="float">
            <text:p>3.1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956" calcext:value-type="float">
            <text:p>3.0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932" calcext:value-type="float">
            <text:p>3.01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968" calcext:value-type="float">
            <text:p>2.9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2692" calcext:value-type="float">
            <text:p>2.7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48571428571" calcext:value-type="float">
            <text:p>2.5254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272" calcext:value-type="float">
            <text:p>2.3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104" calcext:value-type="float">
            <text:p>2.4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1024" calcext:value-type="float">
            <text:p>2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708" calcext:value-type="float">
            <text:p>2.1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772" calcext:value-type="float">
            <text:p>2.7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4356" calcext:value-type="float">
            <text:p>2.59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188" calcext:value-type="float">
            <text:p>2.6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588" calcext:value-type="float">
            <text:p>2.54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82" calcext:value-type="float">
            <text:p>2.3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455085714286" calcext:value-type="float">
            <text:p>2.7745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932" calcext:value-type="float">
            <text:p>2.5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216" calcext:value-type="float">
            <text:p>2.2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012" calcext:value-type="float">
            <text:p>1.87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7912" calcext:value-type="float">
            <text:p>1.3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468" calcext:value-type="float">
            <text:p>1.33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12" calcext:value-type="float">
            <text:p>1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748" calcext:value-type="float">
            <text:p>1.6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1" calcext:value-type="float">
            <text:p>2.7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8112" calcext:value-type="float">
            <text:p>2.9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88" calcext:value-type="float">
            <text:p>2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30742857143" calcext:value-type="float">
            <text:p>2.4053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16" calcext:value-type="float">
            <text:p>2.1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796" calcext:value-type="float">
            <text:p>1.7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682" calcext:value-type="float">
            <text:p>1.2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1" calcext:value-type="float">
            <text:p>1.5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524" calcext:value-type="float">
            <text:p>1.39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496" calcext:value-type="float">
            <text:p>2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908" calcext:value-type="float">
            <text:p>2.6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256" calcext:value-type="float">
            <text:p>2.9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88" calcext:value-type="float">
            <text:p>3.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78057142857" calcext:value-type="float">
            <text:p>2.8707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816" calcext:value-type="float">
            <text:p>2.5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664" calcext:value-type="float">
            <text:p>2.3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316" calcext:value-type="float">
            <text:p>2.1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9" calcext:value-type="float">
            <text:p>1.9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508" calcext:value-type="float">
            <text:p>2.1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628" calcext:value-type="float">
            <text:p>2.23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572" calcext:value-type="float">
            <text:p>2.41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916" calcext:value-type="float">
            <text:p>2.62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55542857143" calcext:value-type="float">
            <text:p>2.8655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488" calcext:value-type="float">
            <text:p>3.0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492" calcext:value-type="float">
            <text:p>2.7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312" calcext:value-type="float">
            <text:p>2.6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64" calcext:value-type="float">
            <text:p>2.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484" calcext:value-type="float">
            <text:p>2.3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852" calcext:value-type="float">
            <text:p>2.37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636" calcext:value-type="float">
            <text:p>2.0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724" calcext:value-type="float">
            <text:p>2.99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628" calcext:value-type="float">
            <text:p>2.99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91428571428" calcext:value-type="float">
            <text:p>2.96091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932" calcext:value-type="float">
            <text:p>2.7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308" calcext:value-type="float">
            <text:p>2.4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332" calcext:value-type="float">
            <text:p>2.2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204" calcext:value-type="float">
            <text:p>2.14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18" calcext:value-type="float">
            <text:p>1.56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928" calcext:value-type="float">
            <text:p>1.4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516" calcext:value-type="float">
            <text:p>1.20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18" calcext:value-type="float">
            <text:p>1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89" calcext:value-type="float">
            <text:p>1.3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6744" calcext:value-type="float">
            <text:p>1.1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86" calcext:value-type="float">
            <text:p>1.4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239314285714" calcext:value-type="float">
            <text:p>2.4923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228" calcext:value-type="float">
            <text:p>2.33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348" calcext:value-type="float">
            <text:p>1.8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892" calcext:value-type="float">
            <text:p>1.54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088" calcext:value-type="float">
            <text:p>1.3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9164" calcext:value-type="float">
            <text:p>1.43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84" calcext:value-type="float">
            <text:p>1.6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208" calcext:value-type="float">
            <text:p>2.1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528" calcext:value-type="float">
            <text:p>2.1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30628571429" calcext:value-type="float">
            <text:p>3.0493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692" calcext:value-type="float">
            <text:p>3.37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430892123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30" meta:object-count="0"/>
    <meta:user-defined meta:name="AppVersion">3.0</meta:user-defined>
  </office:meta>
</office:document-meta>
</file>